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roid Sans Mono" fo:font-size="14pt" style:text-underline-style="none" style:font-name-asian="Droid Sans Mono" style:font-size-asian="14pt" style:font-size-complex="14pt"/>
    </style:style>
    <style:style style:name="P2" style:family="paragraph" style:parent-style-name="Standard">
      <style:text-properties style:font-name="Droid Sans Mono" fo:font-size="14pt" style:text-underline-style="none" officeooo:paragraph-rsid="001aa769" style:font-name-asian="Droid Sans Mono" style:font-size-asian="14pt" style:font-size-complex="14pt"/>
    </style:style>
    <style:style style:name="P3" style:family="paragraph" style:parent-style-name="Standard">
      <style:text-properties style:font-name="Droid Sans Mono" fo:font-size="14pt" style:text-underline-style="none" officeooo:paragraph-rsid="001b14ac" style:font-name-asian="Droid Sans Mono" style:font-size-asian="14pt" style:font-size-complex="14pt"/>
    </style:style>
    <style:style style:name="P4" style:family="paragraph" style:parent-style-name="Standard">
      <style:text-properties style:text-underline-style="none"/>
    </style:style>
    <style:style style:name="T1" style:family="text">
      <style:text-properties fo:color="#212121"/>
    </style:style>
    <style:style style:name="T2" style:family="text">
      <style:text-properties fo:color="#212121" style:font-name="Droid Sans Mono" fo:font-size="14pt" style:font-name-asian="Droid Sans Mono" style:font-size-asian="14pt" style:font-size-complex="14pt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c0" style:font-name="Monospace" fo:font-size="10pt" style:font-size-asian="10pt"/>
    </style:style>
    <style:style style:name="T5" style:family="text">
      <style:text-properties style:font-name="Droid Sans Mono" fo:font-size="14pt" style:font-name-asian="Droid Sans Mono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5">cloudstack的</text:span><text:span text:style-name="T2">AgentManagerImpl上有一个数据结构字段</text:span><text:span text:style-name="T3">ConcurrentHashMap&lt;Long, AgentAttache&gt; </text:span><text:span text:style-name="T4">_agents</text:span></text:p>
      <text:p text:style-name="P1"/>
      <text:p text:style-name="P1"><text:span text:style-name="T1"><text:s text:c="2"/>其中，long代表hostId，AgentAttache类保存着host和resource的对应关系。</text:span></text:p>
      <text:p text:style-name="P2"><text:span text:style-name="T1"><text:s text:c="2"/>AgentAttach有两个子类，DirectAgentAttach和ConnectedAgentAttach,其中含有agentshell java进程的device通过ConnectedAgentAttach保存host和resource的对应关系，如agent，CPVM，SSVM；外部设备使用DirectAgentAttach保存host和resource的对应关系，如：F5，netscaler，juniper等外部网络设备。</text:span></text:p>
      <text:p text:style-name="P2"/>
      <text:p text:style-name="P2"><text:span text:style-name="T1">使用ConnectedAgentAttach和DirectAgentAttach的设备在命令执行和监控上存在不同。</text:span></text:p>
      <text:p text:style-name="P2"/>
      <text:p text:style-name="P2"><text:span text:style-name="T1">命令执行：ConnectedAgentAttach在命令发往设备上由进程中resource执行命令；而DirectAgentAttach的设备的命令是由management端的resource类调用设备的API接口执行的。</text:span></text:p>
      <text:p text:style-name="P2"><text:span text:style-name="T1"/></text:p>
      <text:p text:style-name="P3"><text:span text:style-name="T1">监控：在ConnectedAgentAttach的连接设备中，是设备的agentshell进程的后端定时执行一个上报设备信息任务进行监控，具有主动性；在DirectAgentAttach的连接设备中，是management端定时执行pingtask来获取设备的信息，连接设备被动上报信息。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ouder </meta:initial-creator>
    <meta:creation-date>2015-12-22T09:35:41.609934885</meta:creation-date>
    <meta:generator>LibreOffice/4.2.8.2$Linux_X86_64 LibreOffice_project/420m0$Build-2</meta:generator>
    <dc:date>2015-12-22T10:11:21.624444404</dc:date>
    <dc:creator>clouder </dc:creator>
    <meta:editing-duration>PT7S</meta:editing-duration>
    <meta:editing-cycles>2</meta:editing-cycles>
    <meta:document-statistic meta:table-count="0" meta:image-count="0" meta:object-count="0" meta:page-count="1" meta:paragraph-count="6" meta:word-count="269" meta:character-count="667" meta:non-whitespace-character-count="660"/>
  </office:meta>
</office:document-meta>
</file>